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ab5" officeooo:paragraph-rsid="00125ab5"/>
    </style:style>
    <style:style style:name="T1" style:family="text">
      <style:text-properties officeooo:rsid="00140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s:</text:p>
      <text:p text:style-name="P1"/>
      <text:p text:style-name="P1"><text:tab/>compile: compila o código-fonte do projeto – <text:span text:style-name="T1">plugin: compiler</text:span></text:p>
      <text:p text:style-name="P1"><text:tab/>test-compile: compila o código-fonte dos testes – <text:span text:style-name="T1">plugin: compiler</text:span></text:p>
      <text:p text:style-name="P1"><text:tab/>test: testa o código-fonte compilado, por meio de algum framework apropriado – <text:span text:style-name="T1">plugin: surefi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8:38:54.966415374</meta:creation-date>
    <dc:date>2017-08-12T19:12:40.723790130</dc:date>
    <meta:editing-duration>PT12M34S</meta:editing-duration>
    <meta:editing-cycles>1</meta:editing-cycles>
    <meta:document-statistic meta:table-count="0" meta:image-count="0" meta:object-count="0" meta:page-count="1" meta:paragraph-count="4" meta:word-count="30" meta:character-count="231" meta:non-whitespace-character-count="199"/>
    <meta:generator>LibreOffice/5.1.6.2$Linux_X86_64 LibreOffice_project/10m0$Build-2</meta:generator>
  </office:meta>
</office:document-meta>
</file>